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_20__28_Web_29_">
      <style:text-properties style:font-name="Cantarell"/>
    </style:style>
    <style:style style:name="P2" style:family="paragraph" style:parent-style-name="Normal_20__28_Web_29_">
      <style:text-properties style:font-name="Cantarell" fo:language="en" fo:country="GB"/>
    </style:style>
    <style:style style:name="P3" style:family="paragraph" style:parent-style-name="Standard">
      <style:paragraph-properties fo:text-align="center" style:justify-single-word="false"/>
      <style:text-properties style:font-name="Cantarell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2pt" fo:font-weight="bold" style:font-size-asian="12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2pt" fo:language="en" fo:country="IE" fo:font-weight="bold" style:font-size-asian="12pt" style:font-weight-asian="bold"/>
    </style:style>
    <style:style style:name="P6" style:family="paragraph" style:parent-style-name="Standard">
      <style:paragraph-properties fo:margin-top="0.176cm" fo:margin-bottom="0.176cm" style:contextual-spacing="false"/>
      <style:text-properties style:font-name="Cantarell" fo:font-size="12pt" fo:language="en" fo:country="US" fo:font-weight="bold" style:font-size-asian="12pt" style:language-asian="en" style:country-asian="IE" style:font-weight-asian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language="en" fo:country="GB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U Dublin Tallaght Campus</text:span></text:p>
      <text:p text:style-name="P4">Department of Computing</text:p>
      <text:p text:style-name="P4"/>
      <text:p text:style-name="P4">EAD1</text:p>
      <text:p text:style-name="P4"/>
      <text:p text:style-name="P3"><text:span text:style-name="T1">Topic: Delegates</text:span></text:p>
      <text:p text:style-name="P4"/>
      <text:p text:style-name="P3"><text:span text:style-name="T1">Lab 6</text:span></text:p>
      <text:p text:style-name="P5"/>
      <text:p text:style-name="P6">Exercise: </text:p>
      <text:p text:style-name="P1"><text:span text:style-name="T2">A system is required which allows for different ciphers to be used to encrypt plaintext messages into ciphertext. Use a delegate to define a set of methods which take a plaintext message as input and return a ciphertext message. </text:span></text:p>
      <text:p text:style-name="P1"><text:span text:style-name="T2">Implement two different ciphers which can be plugged and played via the delegate. The first cipher should be a simple Caeser cipher which shifts up every character in the plaintext by one character position. The second cipher should just reverse the plaintext to form the ciphertext.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76cm" fo:margin-bottom="0.176cm" style:contextual-spacing="false"/>
      <style:text-properties fo:font-size="12pt" fo:language="en" fo:country="I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ext_20_body_20_indent" style:display-name="Text body indent" style:family="paragraph" style:parent-style-name="Standard" style:class="text">
      <style:paragraph-properties fo:margin-top="0.176cm" fo:margin-bottom="0.176cm" style:contextual-spacing="false"/>
      <style:text-properties fo:font-size="12pt" fo:language="en" fo:country="I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font-size="12pt" fo:language="en" fo:country="IE" style:font-size-asian="12pt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ody_20_Text_20_Indent_20_Char" style:display-name="Body Text Indent Char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ercise 1: Key in the following program, compile it, and run it</dc:title>
    <dc:subject/>
    <meta:keyword/>
    <meta:initial-creator>Patricia Magee</meta:initial-creator>
    <meta:creation-date>2007-09-25T14:15:00</meta:creation-date>
    <dc:date>2022-10-19T11:08:53.650944535</dc:date>
    <meta:print-date>1997-10-03T10:44:00</meta:print-date>
    <meta:editing-cycles>29</meta:editing-cycles>
    <meta:editing-duration>PT59M29S</meta:editing-duration>
    <meta:generator>LibreOffice/7.3.6.2$Linux_X86_64 LibreOffice_project/30$Build-2</meta:generator>
    <meta:document-statistic meta:table-count="0" meta:image-count="0" meta:object-count="0" meta:page-count="1" meta:paragraph-count="8" meta:word-count="98" meta:character-count="596" meta:non-whitespace-character-count="503"/>
  </office:meta>
</office:document-meta>
</file>